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edef"/>
    </style:style>
    <style:style style:name="P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Begin Mailchimp Signup Form --&gt;</text:p>
      <text:p text:style-name="Standard">&lt;link href="//cdn-images.mailchimp.com/embedcode/classic-10_7.css" rel="stylesheet" type="text/css"&gt;</text:p>
      <text:p text:style-name="Standard">&lt;style type="text/css"&gt;</text:p>
      <text:p text:style-name="Standard"><text:tab/>#mc_embed_signup{background:#fff; clear:left; font:14px Helvetica,Arial,sans-serif; }</text:p>
      <text:p text:style-name="Standard"><text:tab/>/* Add your own Mailchimp form style overrides in your site stylesheet or in this style block.</text:p>
      <text:p text:style-name="Standard"><text:tab/> <text:s text:c="2"/>We recommend moving this block and the preceding CSS link to the HEAD of your HTML file. */</text:p>
      <text:p text:style-name="Standard">&lt;/style&gt;</text:p>
      <text:p text:style-name="Standard">&lt;style type="text/css"&gt;</text:p>
      <text:p text:style-name="Standard"><text:tab/>#mc-embedded-subscribe-form input[type=checkbox]{display: inline; width: auto;margin-right: 10px;}</text:p>
      <text:p text:style-name="Standard"><text:tab/>#mergeRow-gdpr {margin-top: 20px;}</text:p>
      <text:p text:style-name="Standard"><text:tab/>#mergeRow-gdpr fieldset label {font-weight: normal;}</text:p>
      <text:p text:style-name="Standard"><text:tab/>#mc-embedded-subscribe-form .mc_fieldset{border:none;min-height: 0px;padding-bottom:0px;}</text:p>
      <text:p text:style-name="Standard">&lt;/style&gt;</text:p>
      <text:p text:style-name="Standard">&lt;div id="mc_embed_signup"&gt;</text:p>
      <text:p text:style-name="Standard">&lt;form action="https://gmail.us3.list-manage.com/subscribe/post?u=add768b770b5d8b1a4393c67b&amp;amp;id=c806874533" method="post" id="mc-embedded-subscribe-form" name="mc-embedded-subscribe-form" class="validate" target="_blank" novalidate&gt;</text:p>
      <text:p text:style-name="Standard"><text:s text:c="4"/>&lt;div id="mc_embed_signup_scroll"&gt;</text:p>
      <text:p text:style-name="Standard"><text:tab/>&lt;h2&gt;Réservez mon essai&lt;/h2&gt;</text:p>
      <text:p text:style-name="Standard">&lt;div class="indicates-required"&gt;&lt;span class="asterisk"&gt;*&lt;/span&gt; indicates required&lt;/div&gt;</text:p>
      <text:p text:style-name="Standard">&lt;div class="mc-field-group"&gt;</text:p>
      <text:p text:style-name="Standard"><text:tab/>&lt;label for="mce-LNAME"&gt;Prénom* <text:s/>&lt;span class="asterisk"&gt;*&lt;/span&gt;</text:p>
      <text:p text:style-name="Standard">&lt;/label&gt;</text:p>
      <text:p text:style-name="Standard"><text:tab/>&lt;input type="text" value="" name="LNAME" class="required" id="mce-LNAME"&gt;</text:p>
      <text:p text:style-name="Standard">&lt;/div&gt;</text:p>
      <text:p text:style-name="Standard">&lt;div class="mc-field-group"&gt;</text:p>
      <text:p text:style-name="Standard"><text:tab/>&lt;label for="mce-FNAME"&gt;Nom* <text:s/>&lt;span class="asterisk"&gt;*&lt;/span&gt;</text:p>
      <text:p text:style-name="Standard">&lt;/label&gt;</text:p>
      <text:p text:style-name="Standard"><text:tab/>&lt;input type="text" value="" name="FNAME" class="required" id="mce-FNAME"&gt;</text:p>
      <text:p text:style-name="Standard">&lt;/div&gt;</text:p>
      <text:p text:style-name="Standard">&lt;div class="mc-field-group"&gt;</text:p>
      <text:p text:style-name="Standard"><text:tab/>&lt;label for="mce-EMAIL"&gt;Email* <text:s/>&lt;span class="asterisk"&gt;*&lt;/span&gt;</text:p>
      <text:p text:style-name="Standard">&lt;/label&gt;</text:p>
      <text:p text:style-name="Standard"><text:tab/>&lt;input type="email" value="" name="EMAIL" class="required email" id="mce-EMAIL"&gt;</text:p>
      <text:p text:style-name="Standard">&lt;/div&gt;</text:p>
      <text:p text:style-name="Standard">&lt;div class="mc-field-group size1of2"&gt;</text:p>
      <text:p text:style-name="Standard"><text:tab/>&lt;label for="mce-PHONE"&gt;Téléphone* <text:s/>&lt;span class="asterisk"&gt;*&lt;/span&gt;</text:p>
      <text:p text:style-name="Standard">&lt;/label&gt;</text:p>
      <text:p text:style-name="Standard"><text:tab/>&lt;input type="text" name="PHONE" class="required" value="" id="mce-PHONE"&gt;</text:p>
      <text:p text:style-name="Standard">&lt;/div&gt;</text:p>
      <text:p text:style-name="Standard">&lt;div class="mc-field-group size1of2"&gt;</text:p>
      <text:p text:style-name="Standard"><text:tab/>&lt;label for="mce-MMERGE5"&gt;CP* <text:s/>&lt;span class="asterisk"&gt;*&lt;/span&gt;</text:p>
      <text:p text:style-name="Standard">&lt;/label&gt;</text:p>
      <text:p text:style-name="Standard"><text:tab/>&lt;input type="number" name="MMERGE5" class="required" value="" id="mce-MMERGE5"&gt;</text:p>
      <text:p text:style-name="Standard">&lt;/div&gt;</text:p>
      <text:p text:style-name="Standard"><text:soft-page-break/>&lt;div id="mergeRow-gdpr" class="mergeRow gdpr-mergeRow content__gdprBlock mc-field-group"&gt;</text:p>
      <text:p text:style-name="Standard"><text:s text:c="4"/>&lt;div class="content__gdpr"&gt;</text:p>
      <text:p text:style-name="Standard"><text:s text:c="8"/>&lt;label&gt;Autorisations de marketing&lt;/label&gt;</text:p>
      <text:p text:style-name="Standard"><text:s text:c="8"/>&lt;p&gt;Veuillez choisir comment vous souhaitez avoir des nouvelles de Aurélie Victorin:&lt;/p&gt;</text:p>
      <text:p text:style-name="Standard"><text:s text:c="8"/>&lt;fieldset class="mc_fieldset gdprRequired mc-field-group" name="interestgroup_field"&gt;</text:p>
      <text:p text:style-name="Standard"><text:tab/><text:tab/>&lt;label class="checkbox subfield" for="gdpr_20013"&gt;&lt;input type="checkbox" id="gdpr_20013" name="gdpr[20013]" value="Y" class="av-checkbox "&gt;&lt;span&gt;E-mail&lt;/span&gt; &lt;/label&gt;</text:p>
      <text:p text:style-name="Standard"><text:s text:c="8"/>&lt;/fieldset&gt;</text:p>
      <text:p text:style-name="Standard"><text:s text:c="8"/>&lt;p&gt;Vous pouvez vous désabonner à tout moment en cliquant sur le lien dans le bas de page de nos e-mails. Pour obtenir plus d'informations sur nos pratiques de confidentialité, rendez-vous sur notre site Web.&lt;/p&gt;</text:p>
      <text:p text:style-name="Standard"><text:s text:c="4"/>&lt;/div&gt;</text:p>
      <text:p text:style-name="Standard"><text:s text:c="4"/>&lt;div class="content__gdprLegal"&gt;</text:p>
      <text:p text:style-name="Standard"><text:s text:c="8"/>&lt;p&gt;We use Mailchimp as our marketing platform. By clicking below to subscribe, you acknowledge that your information will be transferred to Mailchimp for processing. &lt;a href="https://mailchimp.com/legal/" target="_blank"&gt;Learn more about Mailchimp's privacy practices here.&lt;/a&gt;&lt;/p&gt;</text:p>
      <text:p text:style-name="Standard"><text:s text:c="4"/>&lt;/div&gt;</text:p>
      <text:p text:style-name="Standard">&lt;/div&gt;</text:p>
      <text:p text:style-name="Standard"><text:tab/>&lt;div id="mce-responses" class="clear"&gt;</text:p>
      <text:p text:style-name="Standard"><text:tab/><text:tab/>&lt;div class="response" id="mce-error-response" style="display:none"&gt;&lt;/div&gt;</text:p>
      <text:p text:style-name="Standard"><text:tab/><text:tab/>&lt;div class="response" id="mce-success-response" style="display:none"&gt;&lt;/div&gt;</text:p>
      <text:p text:style-name="Standard"><text:tab/>&lt;/div&gt; <text:s text:c="3"/>&lt;!-- real people should not fill this in and expect good things - do not remove this or risk form bot signups--&gt;</text:p>
      <text:p text:style-name="Standard"><text:s text:c="4"/>&lt;div style="position: absolute; left: -5000px;" aria-hidden="true"&gt;&lt;input type="text" name="b_add768b770b5d8b1a4393c67b_c806874533" tabindex="-1" value=""&gt;&lt;/div&gt;</text:p>
      <text:p text:style-name="Standard"><text:s text:c="4"/>&lt;div class="clear"&gt;&lt;input type="submit" value="Subscribe" name="subscribe" id="mc-embedded-subscribe" class="button"&gt;&lt;/div&gt;</text:p>
      <text:p text:style-name="Standard"><text:s text:c="4"/>&lt;/div&gt;</text:p>
      <text:p text:style-name="Standard">&lt;/form&gt;</text:p>
      <text:p text:style-name="Standard">&lt;/div&gt;</text:p>
      <text:p text:style-name="Standard"/>
      <text:p text:style-name="P1">&lt;!--End mc_embed_signup-→</text:p>
      <text:p text:style-name="P1"/>
      <text:p text:style-name="P1"/>
      <text:p text:style-name="P1"/>
      <text:p text:style-name="P1"/>
      <text:section text:style-name="Sect1" text:name="tw-target">
        <text:section text:style-name="Sect1" text:name="kAz1tf">
          <text:p text:style-name="Standard"/>
          <text:section text:style-name="Sect1" text:name="tw-target-text-container">
            <text:p text:style-name="P2"><text:bookmark text:name="tw-target-text"/>Nous utilisons Mailchimp comme plate-forme de marketing. En cliquant ci-dessous pour vous abonner, vous reconnaissez que vos informations seront transférées à Mailchimp pour traitement. En savoir plus sur les pratiques de Mailchimp en matière de confidentialité, ici.</text:p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5:07:47.460084062</meta:creation-date>
    <dc:date>2019-08-01T12:23:40.944171774</dc:date>
    <meta:editing-duration>PT1H49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373" meta:character-count="4128" meta:non-whitespace-character-count="3708"/>
  </office:meta>
</office:document-meta>
</file>